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94b5" officeooo:paragraph-rsid="001494b5"/>
    </style:style>
    <style:style style:name="P2" style:family="paragraph" style:parent-style-name="Standard">
      <style:text-properties officeooo:paragraph-rsid="001494b5"/>
    </style:style>
    <style:style style:name="P3" style:family="paragraph" style:parent-style-name="Standard">
      <style:text-properties fo:color="#c9211e" loext:opacity="100%"/>
    </style:style>
    <style:style style:name="P4" style:family="paragraph" style:parent-style-name="Standard">
      <style:text-properties officeooo:rsid="001494b5" officeooo:paragraph-rsid="001494b5"/>
    </style:style>
    <style:style style:name="P5" style:family="paragraph" style:parent-style-name="Standard">
      <style:text-properties fo:color="#c9211e" loext:opacity="100%" officeooo:paragraph-rsid="0017d454"/>
    </style:style>
    <style:style style:name="P6" style:family="paragraph" style:parent-style-name="Standard">
      <style:text-properties officeooo:paragraph-rsid="001494b5"/>
    </style:style>
    <style:style style:name="P7" style:family="paragraph" style:parent-style-name="Standard">
      <style:text-properties officeooo:rsid="00179315" officeooo:paragraph-rsid="00179315"/>
    </style:style>
    <style:style style:name="P8" style:family="paragraph" style:parent-style-name="Standard">
      <style:text-properties officeooo:rsid="00179315" officeooo:paragraph-rsid="0017d454"/>
    </style:style>
    <style:style style:name="P9" style:family="paragraph" style:parent-style-name="Standard">
      <style:text-properties fo:color="#000000" loext:opacity="100%" officeooo:rsid="00179315" officeooo:paragraph-rsid="00179315"/>
    </style:style>
    <style:style style:name="P10" style:family="paragraph" style:parent-style-name="Standard">
      <style:text-properties officeooo:rsid="0017d454" officeooo:paragraph-rsid="0017d454"/>
    </style:style>
    <style:style style:name="T1" style:family="text">
      <style:text-properties officeooo:rsid="0017d45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Introducción a Excel para Big Data.</text:p>
      <text:p text:style-name="Standard"/>
      <text:p text:style-name="Standard">Realiza una breve explicación sobre cómo Excel puede ser utilizado para</text:p>
      <text:p text:style-name="Standard">trabajar con conjuntos de datos más grandes y complejos.</text:p>
      <text:p text:style-name="Standard"/>
      <text:p text:style-name="Standard"/>
      <text:p text:style-name="Standard">2. Manejo de grandes conjuntos de datos.</text:p>
      <text:p text:style-name="Standard"/>
      <text:p text:style-name="P1">La forma más fácil de optimizar Excel para el analisis de una gran cantidad de datos es identificar patrones repetidos (es decir ver que tipo de datos se suelen analizar y como se analizan) y guardar las formulas utilizadas en tu biblioteca de formulas.</text:p>
      <text:p text:style-name="Standard"/>
      <text:p text:style-name="Standard"/>
      <text:p text:style-name="Standard">3. Herramientas de análisis para Big Data.</text:p>
      <text:p text:style-name="Standard"/>
      <text:p text:style-name="P8">Power query es muy visual y creo que podría facilitar mucho la gestión de datos, <text:span text:style-name="T1">principalmente para personas sin conocimientos de programación. Por lo que he visto en clase, tiene una interfaz muy intuitiva y creo que para una gestión de datos básica puede ser muy útil. </text:span></text:p>
      <text:p text:style-name="P10">Personalmente no he podido comprobarlo, pues no tengo excel. He usado libreoffice y he sido incapaz de vincularlo con power query o una herramienta similar. </text:p>
      <text:p text:style-name="P10">Inicié la prueba gratuita de excel online pero tampoco permite usar power query y en estos momentos no tengo manera de instalar la versión de escritorio. </text:p>
      <text:p text:style-name="P10">Espero poder usarla en un futuro, pues me ha parecido una herramienta muy útil y amable de usar.</text:p>
      <text:p text:style-name="P5"/>
      <text:p text:style-name="Standard"/>
      <text:p text:style-name="Standard"/>
      <text:p text:style-name="Standard">4. Limitaciones y consideraciones.</text:p>
      <text:p text:style-name="Standard"/>
      <text:p text:style-name="P9">Tiene varias limitaciones cuando se trabaja con bases de datos muy grandes. Principalmente que tiene una velocidad de procesamiento más lenta y que consume mucha memoria. </text:p>
      <text:p text:style-name="P9">Los archivos de excel pueden tener un tamaño máximo de 2gb y si trabajas con bases de datos muy grandes, es fácil que necesites más espacio.</text:p>
      <text:p text:style-name="P9"/>
      <text:p text:style-name="P9">Otro problema es que añadir datos nuevos a un libro de excel ya creado puede dar errores ya que no está pensado para eso. </text:p>
      <text:p text:style-name="P3"/>
      <text:p text:style-name="Standard"/>
      <text:p text:style-name="Standard">5. Recursos adicionales y conclusiones.</text:p>
      <text:p text:style-name="Standard"/>
      <text:p text:style-name="P1">En mi caso, he utilizado LibreOffice y una pagina que he usado para encontrar las funciones de excel a libre office ha sido la siguiente: </text:p>
      <text:p text:style-name="P2"/>
      <text:p text:style-name="P2"><text:a xlink:type="simple" xlink:href="https://help.libreoffice.org/latest/es/text/scalc/guide/webquery.html" text:style-name="Internet_20_link" text:visited-style-name="Visited_20_Internet_20_Link">https://help.libreoffice.org/latest/es/text/scalc/guide/webquery.html</text:a></text:p>
      <text:p text:style-name="P2"/>
      <text:p text:style-name="P1">Y los diferentes capítulos de esta guía para libreoffice: </text:p>
      <text:p text:style-name="P2"/>
      <text:p text:style-name="P2"><text:a xlink:type="simple" xlink:href="https://documentation.libreoffice.org/assets/Uploads/Documentation/es/BG62/PDF/BG6202-CreaciondeunaBasedeDatos.pdf" text:style-name="Internet_20_link" text:visited-style-name="Visited_20_Internet_20_Link">https://documentation.libreoffice.org/assets/Uploads/Documentation/es/BG62/PDF/BG6202-CreaciondeunaBasedeDatos.pdf</text:a></text:p>
      <text:p text:style-name="P2"/>
      <text:p text:style-name="P2"/>
      <text:p text:style-name="P7"><text:soft-page-break/>Creo que excel puede ser muy útil si trabajas con bases de datos pequeñas ya que junto a power query es una herramienta muy potente para que personas que no saben programar puedan gestionar un pequeño negocio sin necesidad de contratar alguien externo. </text:p>
      <text:p text:style-name="P10">Por ejemplo, mi padre es administrador de una escuela de música y pasa muchas horas gestionando datos con excel. Creo que power query le podría facilitar mucho el trabajo y definitivamente le voy a recomendar la herramienta. 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7T20:41:15.266728200</meta:creation-date>
    <dc:date>2024-03-17T22:56:07.952480753</dc:date>
    <meta:editing-duration>PT26M5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21" meta:word-count="402" meta:character-count="2542" meta:non-whitespace-character-count="2152"/>
  </office:meta>
</office:document-meta>
</file>